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8cb64" officeooo:paragraph-rsid="0008cb64"/>
    </style:style>
    <style:style style:name="P2" style:family="paragraph" style:parent-style-name="Standard">
      <style:text-properties fo:font-size="14pt" fo:font-style="normal" fo:font-weight="bold" officeooo:rsid="0008cb64" officeooo:paragraph-rsid="0008cb64" style:font-size-asian="14pt" style:font-style-asian="normal" style:font-weight-asian="bold" style:font-size-complex="14pt" style:font-style-complex="normal" style:font-weight-complex="bold"/>
    </style:style>
    <style:style style:name="P3" style:family="paragraph" style:parent-style-name="Standard">
      <style:text-properties officeooo:rsid="000993bb" officeooo:paragraph-rsid="000993bb"/>
    </style:style>
    <style:style style:name="P4" style:family="paragraph" style:parent-style-name="Standard">
      <style:text-properties fo:font-size="14pt" fo:font-weight="bold" officeooo:rsid="000993bb" officeooo:paragraph-rsid="000993bb" style:font-size-asian="14pt" style:font-weight-asian="bold" style:font-size-complex="14pt" style:font-weight-complex="bold"/>
    </style:style>
    <style:style style:name="P5" style:family="paragraph" style:parent-style-name="Standard" style:list-style-name="L1">
      <style:text-properties officeooo:rsid="000993bb" officeooo:paragraph-rsid="000993bb"/>
    </style:style>
    <style:style style:name="P6" style:family="paragraph" style:parent-style-name="Standard" style:list-style-name="L1">
      <style:text-properties fo:font-weight="bold" officeooo:rsid="000993bb" officeooo:paragraph-rsid="000993bb" style:font-weight-asian="bold" style:font-weight-complex="bold"/>
    </style:style>
    <style:style style:name="P7" style:family="paragraph" style:parent-style-name="Standard">
      <style:text-properties officeooo:rsid="000af6be" officeooo:paragraph-rsid="000af6be"/>
    </style:style>
    <style:style style:name="P8" style:family="paragraph" style:parent-style-name="Standard">
      <style:paragraph-properties fo:text-align="center" style:justify-single-word="false"/>
      <style:text-properties fo:font-size="20pt" fo:font-style="normal" fo:font-weight="bold" officeooo:rsid="000af6be" officeooo:paragraph-rsid="000af6be" style:font-size-asian="20pt" style:font-style-asian="normal" style:font-weight-asian="bold" style:font-size-complex="20pt" style:font-style-complex="normal" style:font-weight-complex="bold"/>
    </style:style>
    <style:style style:name="P9" style:family="paragraph" style:parent-style-name="Standard">
      <style:text-properties fo:font-style="normal" fo:font-weight="bold" officeooo:rsid="000af6be" officeooo:paragraph-rsid="000af6be" style:font-style-asian="normal" style:font-weight-asian="bold" style:font-style-complex="normal" style:font-weight-complex="bold"/>
    </style:style>
    <style:style style:name="P10" style:family="paragraph" style:parent-style-name="Text_20_body">
      <style:text-properties fo:font-weight="bold" officeooo:rsid="000b8012" officeooo:paragraph-rsid="000b8012" style:font-weight-asian="bold" style:font-weight-complex="bold"/>
    </style:style>
    <style:style style:name="P11" style:family="paragraph" style:parent-style-name="Text_20_body">
      <style:text-properties fo:font-weight="bold" officeooo:rsid="000cc658" officeooo:paragraph-rsid="0051f497" style:font-weight-asian="bold" style:font-weight-complex="bold"/>
    </style:style>
    <style:style style:name="P12" style:family="paragraph" style:parent-style-name="Text_20_body">
      <style:text-properties officeooo:paragraph-rsid="0051f497"/>
    </style:style>
    <style:style style:name="P13" style:family="paragraph" style:parent-style-name="Text_20_body">
      <style:text-properties officeooo:rsid="00534a43" officeooo:paragraph-rsid="00534a43"/>
    </style:style>
    <style:style style:name="P14" style:family="paragraph" style:parent-style-name="Text_20_body" style:list-style-name="L2">
      <style:text-properties officeooo:rsid="000b8012" officeooo:paragraph-rsid="000b8012"/>
    </style:style>
    <style:style style:name="P15" style:family="paragraph" style:parent-style-name="Text_20_body">
      <style:text-properties officeooo:rsid="000b8012" officeooo:paragraph-rsid="000b8012"/>
    </style:style>
    <style:style style:name="P16" style:family="paragraph" style:parent-style-name="Text_20_body" style:list-style-name="L3">
      <style:text-properties officeooo:rsid="000b8012" officeooo:paragraph-rsid="000b8012"/>
    </style:style>
    <style:style style:name="P17" style:family="paragraph" style:parent-style-name="Text_20_body" style:list-style-name="L3">
      <style:text-properties officeooo:rsid="003f27e0" officeooo:paragraph-rsid="003f27e0"/>
    </style:style>
    <style:style style:name="P18" style:family="paragraph" style:parent-style-name="Text_20_body">
      <style:text-properties fo:font-style="italic" fo:font-weight="bold" officeooo:rsid="000b8012" officeooo:paragraph-rsid="001bb02c" style:font-style-asian="italic" style:font-weight-asian="bold" style:font-style-complex="italic" style:font-weight-complex="bold"/>
    </style:style>
    <style:style style:name="P19" style:family="paragraph" style:parent-style-name="Text_20_body" style:list-style-name="L4">
      <style:text-properties officeooo:rsid="000b8012" officeooo:paragraph-rsid="001bb02c"/>
    </style:style>
    <style:style style:name="P20" style:family="paragraph" style:parent-style-name="Text_20_body" style:list-style-name="L4">
      <style:text-properties officeooo:rsid="001bb02c" officeooo:paragraph-rsid="001bb02c"/>
    </style:style>
    <style:style style:name="P21" style:family="paragraph" style:parent-style-name="Text_20_body">
      <style:text-properties fo:font-weight="bold" officeooo:rsid="000f95fc" officeooo:paragraph-rsid="000f95fc" style:font-weight-asian="bold" style:font-weight-complex="bold"/>
    </style:style>
    <style:style style:name="P22" style:family="paragraph" style:parent-style-name="Text_20_body" style:list-style-name="L5">
      <style:text-properties fo:color="#00a933" loext:opacity="100%" fo:font-weight="normal" officeooo:rsid="000f95fc" officeooo:paragraph-rsid="000f95fc" style:font-weight-asian="normal" style:font-weight-complex="normal"/>
    </style:style>
    <style:style style:name="P23" style:family="paragraph" style:parent-style-name="Text_20_body" style:list-style-name="L5">
      <style:text-properties fo:font-weight="normal" officeooo:rsid="000f95fc" officeooo:paragraph-rsid="000f95fc" style:font-weight-asian="normal" style:font-weight-complex="normal"/>
    </style:style>
    <style:style style:name="P24" style:family="paragraph" style:parent-style-name="Text_20_body" style:list-style-name="L5">
      <style:text-properties fo:color="#00a933" loext:opacity="100%" fo:font-weight="normal" officeooo:rsid="001077a7" officeooo:paragraph-rsid="001077a7" style:font-weight-asian="normal" style:font-weight-complex="normal"/>
    </style:style>
    <style:style style:name="P25" style:family="paragraph" style:parent-style-name="Text_20_body" style:list-style-name="L5">
      <style:text-properties fo:color="#00a933" loext:opacity="100%" style:text-line-through-style="none" style:text-line-through-type="none" fo:font-weight="normal" officeooo:rsid="001077a7" officeooo:paragraph-rsid="001077a7" style:font-weight-asian="normal" style:font-weight-complex="normal"/>
    </style:style>
    <style:style style:name="P26" style:family="paragraph" style:parent-style-name="Text_20_body" style:list-style-name="L5">
      <style:text-properties fo:font-style="italic" fo:font-weight="normal" officeooo:rsid="0059f2da" officeooo:paragraph-rsid="0059f2da" style:font-style-asian="italic" style:font-weight-asian="normal" style:font-style-complex="italic" style:font-weight-complex="normal"/>
    </style:style>
    <style:style style:name="P27" style:family="paragraph" style:parent-style-name="Text_20_body" style:list-style-name="L5">
      <style:text-properties fo:font-weight="normal" officeooo:rsid="005a351d" officeooo:paragraph-rsid="005a351d" style:font-weight-asian="normal" style:font-weight-complex="normal"/>
    </style:style>
    <style:style style:name="P28" style:family="paragraph" style:parent-style-name="Text_20_body" style:list-style-name="L5">
      <style:text-properties fo:font-style="italic" fo:font-weight="normal" officeooo:rsid="005bb82b" officeooo:paragraph-rsid="005bb82b" style:font-style-asian="italic" style:font-weight-asian="normal" style:font-style-complex="italic" style:font-weight-complex="normal"/>
    </style:style>
    <style:style style:name="P29" style:family="paragraph" style:parent-style-name="Text_20_body" style:list-style-name="L5">
      <style:text-properties fo:font-style="italic" fo:font-weight="normal" officeooo:rsid="004ed0b4" officeooo:paragraph-rsid="004ed0b4" style:font-style-asian="italic" style:font-weight-asian="normal" style:font-style-complex="italic" style:font-weight-complex="normal"/>
    </style:style>
    <style:style style:name="P30" style:family="paragraph" style:parent-style-name="Text_20_body">
      <style:text-properties fo:font-weight="bold" officeooo:rsid="000e701d" officeooo:paragraph-rsid="000e701d" style:font-weight-asian="bold" style:font-weight-complex="bold"/>
    </style:style>
    <style:style style:name="P31" style:family="paragraph" style:parent-style-name="Text_20_body" style:list-style-name="L6">
      <style:text-properties officeooo:rsid="0037dd00" officeooo:paragraph-rsid="0037dd00"/>
    </style:style>
    <style:style style:name="P32" style:family="paragraph" style:parent-style-name="Text_20_body" style:list-style-name="L6">
      <style:text-properties officeooo:rsid="00346218" officeooo:paragraph-rsid="00346218"/>
    </style:style>
    <style:style style:name="P33" style:family="paragraph" style:parent-style-name="Text_20_body" style:list-style-name="L6">
      <style:text-properties fo:color="#00a933" loext:opacity="100%" officeooo:rsid="00346218" officeooo:paragraph-rsid="00346218"/>
    </style:style>
    <style:style style:name="P34" style:family="paragraph" style:parent-style-name="Text_20_body" style:list-style-name="L6">
      <style:text-properties fo:color="#00a933" loext:opacity="100%" officeooo:rsid="003ad1b7" officeooo:paragraph-rsid="003ad1b7"/>
    </style:style>
    <style:style style:name="P35" style:family="paragraph" style:parent-style-name="Text_20_body" style:list-style-name="L6">
      <style:text-properties fo:color="#00a933" loext:opacity="100%" style:text-line-through-style="none" style:text-line-through-type="none" officeooo:rsid="00346218" officeooo:paragraph-rsid="00346218"/>
    </style:style>
    <style:style style:name="P36" style:family="paragraph" style:parent-style-name="Text_20_body" style:list-style-name="L6">
      <style:text-properties officeooo:rsid="000e701d" officeooo:paragraph-rsid="0030bc53"/>
    </style:style>
    <style:style style:name="P37" style:family="paragraph" style:parent-style-name="Text_20_body" style:list-style-name="L6">
      <style:text-properties officeooo:rsid="00371326" officeooo:paragraph-rsid="00371326"/>
    </style:style>
    <style:style style:name="P38" style:family="paragraph" style:parent-style-name="Text_20_body" style:list-style-name="L6">
      <style:text-properties officeooo:rsid="000e701d" officeooo:paragraph-rsid="0036c472"/>
    </style:style>
    <style:style style:name="P39" style:family="paragraph" style:parent-style-name="Text_20_body" style:list-style-name="L6">
      <style:text-properties officeooo:rsid="000e701d" officeooo:paragraph-rsid="000e701d"/>
    </style:style>
    <style:style style:name="P40" style:family="paragraph" style:parent-style-name="Text_20_body" style:list-style-name="L6">
      <style:text-properties fo:color="#00a933" loext:opacity="100%" style:text-line-through-style="none" style:text-line-through-type="none" officeooo:rsid="000e701d" officeooo:paragraph-rsid="000e701d"/>
    </style:style>
    <style:style style:name="P41" style:family="paragraph" style:parent-style-name="Text_20_body" style:list-style-name="L6">
      <style:text-properties fo:color="#00a933" loext:opacity="100%" style:text-line-through-style="none" style:text-line-through-type="none" officeooo:rsid="000eec00" officeooo:paragraph-rsid="000eec00"/>
    </style:style>
    <style:style style:name="P42" style:family="paragraph" style:parent-style-name="Text_20_body" style:list-style-name="L6">
      <style:text-properties fo:color="#00a933" loext:opacity="100%" style:text-line-through-style="none" style:text-line-through-type="none" officeooo:rsid="00163012" officeooo:paragraph-rsid="00163012"/>
    </style:style>
    <style:style style:name="P43" style:family="paragraph" style:parent-style-name="Text_20_body" style:list-style-name="L6">
      <style:text-properties officeooo:rsid="00286d3d" officeooo:paragraph-rsid="00286d3d"/>
    </style:style>
    <style:style style:name="P44" style:family="paragraph" style:parent-style-name="Text_20_body" style:list-style-name="L6">
      <style:text-properties fo:color="#00a933" loext:opacity="100%" officeooo:rsid="002da041" officeooo:paragraph-rsid="002da041"/>
    </style:style>
    <style:style style:name="P45" style:family="paragraph" style:parent-style-name="Text_20_body" style:list-style-name="L6">
      <style:text-properties fo:color="#00a933" loext:opacity="100%" officeooo:rsid="002db92a" officeooo:paragraph-rsid="002da041"/>
    </style:style>
    <style:style style:name="P46" style:family="paragraph" style:parent-style-name="Text_20_body" style:list-style-name="L6">
      <style:text-properties officeooo:rsid="002fc92f" officeooo:paragraph-rsid="002fc92f"/>
    </style:style>
    <style:style style:name="P47" style:family="paragraph" style:parent-style-name="Text_20_body" style:list-style-name="L6">
      <style:text-properties officeooo:rsid="002957f8" officeooo:paragraph-rsid="00286d3d"/>
    </style:style>
    <style:style style:name="P48" style:family="paragraph" style:parent-style-name="Text_20_body" style:list-style-name="L6">
      <style:text-properties officeooo:rsid="000e701d" officeooo:paragraph-rsid="00116b98"/>
    </style:style>
    <style:style style:name="P49" style:family="paragraph" style:parent-style-name="Text_20_body" style:list-style-name="L6">
      <style:text-properties officeooo:paragraph-rsid="00116b98"/>
    </style:style>
    <style:style style:name="P50" style:family="paragraph" style:parent-style-name="Text_20_body" style:list-style-name="L6">
      <style:text-properties officeooo:rsid="00209e10" officeooo:paragraph-rsid="00209e10"/>
    </style:style>
    <style:style style:name="P51" style:family="paragraph" style:parent-style-name="Text_20_body" style:list-style-name="L6">
      <style:text-properties officeooo:rsid="00230835" officeooo:paragraph-rsid="00230835"/>
    </style:style>
    <style:style style:name="P52" style:family="paragraph" style:parent-style-name="Text_20_body" style:list-style-name="L6">
      <style:text-properties officeooo:rsid="0024c59d" officeooo:paragraph-rsid="0024c59d"/>
    </style:style>
    <style:style style:name="P53" style:family="paragraph" style:parent-style-name="Text_20_body" style:list-style-name="L6">
      <style:text-properties officeooo:rsid="0014545c" officeooo:paragraph-rsid="0014545c"/>
    </style:style>
    <style:style style:name="P54" style:family="paragraph" style:parent-style-name="Text_20_body" style:list-style-name="L6">
      <style:text-properties fo:color="#00a933" loext:opacity="100%" style:text-line-through-style="none" style:text-line-through-type="none" officeooo:rsid="0014545c" officeooo:paragraph-rsid="0014545c"/>
    </style:style>
    <style:style style:name="P55" style:family="paragraph" style:parent-style-name="Text_20_body" style:list-style-name="L6">
      <style:text-properties officeooo:rsid="00182c83" officeooo:paragraph-rsid="00182c83"/>
    </style:style>
    <style:style style:name="P56" style:family="paragraph" style:parent-style-name="Text_20_body" style:list-style-name="L6">
      <style:text-properties fo:color="#00a933" loext:opacity="100%" style:text-line-through-style="none" style:text-line-through-type="none" officeooo:rsid="00182c83" officeooo:paragraph-rsid="00182c83"/>
    </style:style>
    <style:style style:name="P57" style:family="paragraph" style:parent-style-name="Text_20_body" style:list-style-name="L6">
      <style:text-properties fo:color="#000000" loext:opacity="100%" style:text-line-through-style="none" style:text-line-through-type="none" officeooo:rsid="00676ee3" officeooo:paragraph-rsid="00676ee3"/>
    </style:style>
    <style:style style:name="P58" style:family="paragraph" style:parent-style-name="Text_20_body">
      <style:text-properties officeooo:rsid="00182c83" officeooo:paragraph-rsid="00182c83"/>
    </style:style>
    <style:style style:name="P59" style:family="paragraph" style:parent-style-name="Text_20_body">
      <style:text-properties fo:font-weight="bold" officeooo:rsid="001dbc6b" officeooo:paragraph-rsid="001dbc6b" style:font-weight-asian="bold" style:font-weight-complex="bold"/>
    </style:style>
    <style:style style:name="P60" style:family="paragraph" style:parent-style-name="Text_20_body" style:list-style-name="L7">
      <style:text-properties officeooo:rsid="005a771b" officeooo:paragraph-rsid="004081fa"/>
    </style:style>
    <style:style style:name="P61" style:family="paragraph" style:parent-style-name="Text_20_body">
      <style:text-properties fo:font-size="12pt" officeooo:rsid="0048a5d4" officeooo:paragraph-rsid="004081fa" style:font-size-asian="10.5pt" style:font-size-complex="12pt"/>
    </style:style>
    <style:style style:name="P62" style:family="paragraph" style:parent-style-name="Text_20_body">
      <style:text-properties fo:font-size="12pt" fo:font-weight="bold" officeooo:rsid="004a39a2" officeooo:paragraph-rsid="004a39a2" style:font-size-asian="10.5pt" style:font-weight-asian="bold" style:font-size-complex="12pt" style:font-weight-complex="bold"/>
    </style:style>
    <style:style style:name="P63" style:family="paragraph" style:parent-style-name="Text_20_body" style:list-style-name="L8">
      <style:text-properties officeooo:paragraph-rsid="004a39a2"/>
    </style:style>
    <style:style style:name="P64" style:family="paragraph" style:parent-style-name="Text_20_body" style:list-style-name="L8">
      <style:text-properties officeooo:rsid="004c0e49" officeooo:paragraph-rsid="004c0e49"/>
    </style:style>
    <style:style style:name="P65" style:family="paragraph" style:parent-style-name="Text_20_body" style:list-style-name="L8">
      <style:text-properties officeooo:rsid="004c8da8" officeooo:paragraph-rsid="004c8da8"/>
    </style:style>
    <style:style style:name="P66" style:family="paragraph" style:parent-style-name="Text_20_body" style:list-style-name="L8">
      <style:text-properties officeooo:paragraph-rsid="00562661"/>
    </style:style>
    <style:style style:name="P67" style:family="paragraph" style:parent-style-name="Text_20_body" style:list-style-name="L8">
      <style:text-properties officeooo:rsid="005806c1" officeooo:paragraph-rsid="005806c1"/>
    </style:style>
    <style:style style:name="P68" style:family="paragraph" style:parent-style-name="Text_20_body" style:list-style-name="L8">
      <style:text-properties officeooo:paragraph-rsid="00590170"/>
    </style:style>
    <style:style style:name="P69" style:family="paragraph" style:parent-style-name="Text_20_body" style:list-style-name="L8">
      <style:text-properties officeooo:rsid="00644b69" officeooo:paragraph-rsid="00644b69"/>
    </style:style>
    <style:style style:name="T1" style:family="text">
      <style:text-properties fo:font-weight="bold" style:font-weight-asian="bold" style:font-weight-complex="bold"/>
    </style:style>
    <style:style style:name="T2" style:family="text">
      <style:text-properties fo:font-weight="bold" officeooo:rsid="000993bb"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0cc658" style:font-style-asian="italic" style:font-style-complex="italic"/>
    </style:style>
    <style:style style:name="T5" style:family="text">
      <style:text-properties fo:font-weight="normal" style:font-weight-asian="normal" style:font-weight-complex="normal"/>
    </style:style>
    <style:style style:name="T6" style:family="text">
      <style:text-properties fo:font-weight="normal" officeooo:rsid="000cc658" style:font-weight-asian="normal" style:font-weight-complex="normal"/>
    </style:style>
    <style:style style:name="T7" style:family="text">
      <style:text-properties officeooo:rsid="000e701d"/>
    </style:style>
    <style:style style:name="T8" style:family="text">
      <style:text-properties officeooo:rsid="00124451"/>
    </style:style>
    <style:style style:name="T9" style:family="text">
      <style:text-properties officeooo:rsid="004d1092"/>
    </style:style>
    <style:style style:name="T10" style:family="text">
      <style:text-properties officeooo:rsid="000eec00"/>
    </style:style>
    <style:style style:name="T11" style:family="text">
      <style:text-properties officeooo:rsid="002db92a"/>
    </style:style>
    <style:style style:name="T12" style:family="text">
      <style:text-properties officeooo:rsid="00116b98"/>
    </style:style>
    <style:style style:name="T13" style:family="text">
      <style:text-properties fo:font-size="12pt" officeooo:rsid="004a39a2" style:font-size-asian="10.5pt" style:font-size-complex="12pt"/>
    </style:style>
    <style:style style:name="T14" style:family="text">
      <style:text-properties officeooo:rsid="00562661"/>
    </style:style>
    <style:style style:name="T15" style:family="text">
      <style:text-properties officeooo:rsid="0059017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dot Wild Jam 78 : Notebook</text:p>
      <text:p text:style-name="P1"/>
      <text:p text:style-name="P2">Themes:</text:p>
      <text:p text:style-name="P1"><text:tab/><text:span text:style-name="T1">ERASE </text:span><text:span text:style-name="T2">+ </text:span>Mimic, Style shift, Shopaholic</text:p>
      <text:p text:style-name="P1"/>
      <text:p text:style-name="P3">Synonyms of erase :</text:p>
      <text:p text:style-name="P3"><text:tab/>abolish, delete, eliminate, expunge, negate, obliterate, wipe out</text:p>
      <text:p text:style-name="P1"/>
      <text:p text:style-name="P4">Ideas:</text:p>
      <text:p text:style-name="P3"/>
      <text:list text:style-name="L1">
        <text:list-item>
          <text:p text:style-name="P5">UI with button which are not what they seems : puzzle navigation game</text:p>
        </text:list-item>
        <text:list-item>
          <text:p text:style-name="P5">Buy erasers</text:p>
        </text:list-item>
        <text:list-item>
          <text:p text:style-name="P5">Erase tiles in multiple tailemaplayer to reveal what’s under and progress</text:p>
        </text:list-item>
        <text:list-item>
          <text:p text:style-name="P6">erase pieces of evidence in a crime scene</text:p>
        </text:list-item>
        <text:list-item>
          <text:p text:style-name="P5">wash stains…</text:p>
        </text:list-item>
      </text:list>
      <text:p text:style-name="P3"/>
      <text:p text:style-name="P7">Chosen Idea: <text:span text:style-name="T3">You are a corrup</text:span><text:span text:style-name="T4">ted</text:span><text:span text:style-name="T3"> cop that take money from criminals to erase pieces of evidence in crime scene in order to let them escape investiation</text:span></text:p>
      <text:p text:style-name="P7"><text:span text:style-name="T3"/></text:p>
      <text:p text:style-name="Horizontal_20_Line"/>
      <text:p text:style-name="P8">Development</text:p>
      <text:p text:style-name="P9"/>
      <text:p text:style-name="Horizontal_20_Line"/>
      <text:p text:style-name="P10">Name : <text:span text:style-name="T5">Corrupt Cop Cleaning Cabinet – CCCC</text:span></text:p>
      <text:p text:style-name="P11">Description :</text:p>
      <text:p text:style-name="P12"><text:span text:style-name="T6"><text:tab/></text:span>You are a corrupted cop who takes missions from criminals that want you to clean up their mess. You must erase forensic evidence using tools and hide it descretly onto forensic scientists to frame them. But be careful of the investigators that will chase you if they catch you tempering with evidence.</text:p>
      <text:p text:style-name="P13"><text:span text:style-name="T1">Short description :</text:span> Play as a dirty cop who help criminal escape justice for money.</text:p>
      <text:p text:style-name="P10">Todo list :</text:p>
      <text:list text:style-name="L2">
        <text:list-item>
          <text:p text:style-name="P14">Credit panel</text:p>
        </text:list-item>
      </text:list>
      <text:p text:style-name="P15"/>
      <text:p text:style-name="P10">Game baseline :</text:p>
      <text:list text:style-name="L3">
        <text:list-item>
          <text:p text:style-name="P16">splash screen : Godot+Game Jam logo + Card theme</text:p>
        </text:list-item>
        <text:list-item>
          <text:p text:style-name="P16">main menu + settings + credits</text:p>
        </text:list-item>
        <text:list-item>
          <text:p text:style-name="P16">Start game</text:p>
        </text:list-item>
        <text:list-item>
          <text:p text:style-name="P16">phone sound</text:p>
        </text:list-item>
        <text:list-item>
          <text:p text:style-name="P16">Splash screen explaining mission <text:span text:style-name="T7">+ shop to buy cleaning tissus</text:span></text:p>
        </text:list-item>
        <text:list-item>
          <text:p text:style-name="P16">Lvl – game : player, inspectors (enemies), items (to clean), scientifics, maps, detection areas, </text:p>
        </text:list-item>
        <text:list-item>
          <text:p text:style-name="P16">Victory+Extra money / Defeat Arrestation</text:p>
        </text:list-item>
        <text:list-item>
          <text:p text:style-name="P17"><text:soft-page-break/>victory : next mission</text:p>
          <text:list>
            <text:list-item>
              <text:p text:style-name="P17">return to new mission menu</text:p>
            </text:list-item>
            <text:list-item>
              <text:p text:style-name="P17">get an other assignment (increment level)</text:p>
            </text:list-item>
          </text:list>
        </text:list-item>
      </text:list>
      <text:p text:style-name="P18">Optional :</text:p>
      <text:list text:style-name="L4">
        <text:list-item>
          <text:p text:style-name="P19">dialogue with inspector that does not suspect us, giving context. Difficulty increases because, when cleaning proof seems like the same serial killer is on the loose, thus more inspector+thorough)</text:p>
        </text:list-item>
        <text:list-item>
          <text:p text:style-name="P20">hidden crime evidence, need to move/push objects</text:p>
        </text:list-item>
      </text:list>
      <text:p text:style-name="P15"/>
      <text:p text:style-name="P21">Mechanics :</text:p>
      <text:list text:style-name="L5">
        <text:list-item>
          <text:p text:style-name="P22">player with 2D control</text:p>
        </text:list-item>
        <text:list-item>
          <text:p text:style-name="P22">goes close to crime scene piece of evidence</text:p>
        </text:list-item>
        <text:list-item>
          <text:p text:style-name="P23">wipe evidence then wipe is dirty</text:p>
        </text:list-item>
        <text:list-item>
          <text:p text:style-name="P22">need to hide the dirty wipe on scientifics to frame them</text:p>
        </text:list-item>
        <text:list-item>
          <text:p text:style-name="P22">inspectors npc that scoot the scene, need to avoid their detection and get arrested</text:p>
        </text:list-item>
        <text:list-item>
          <text:p text:style-name="P23">forensic scientist<text:span text:style-name="T8">s npcs</text:span></text:p>
        </text:list-item>
        <text:list-item>
          <text:p text:style-name="P24">buy new wipes with better stats : time to wipe</text:p>
        </text:list-item>
        <text:list-item>
          <text:p text:style-name="P25">/!\ <text:span text:style-name="T9">can directly take crime item without cleaning tool, but takes more time and directly end the game.</text:span></text:p>
        </text:list-item>
        <text:list-item>
          <text:p text:style-name="P26">(Can interact with inspector to give up and face justice)</text:p>
        </text:list-item>
        <text:list-item>
          <text:p text:style-name="P27">cursor aspect : hand → get more and more blood on it with level - metaphore;)</text:p>
        </text:list-item>
        <text:list-item>
          <text:p text:style-name="P28">Chase-Hide mechanic :</text:p>
          <text:list>
            <text:list-item>
              <text:p text:style-name="P28">instpector change detection zone to alert zone</text:p>
            </text:list-item>
            <text:list-item>
              <text:p text:style-name="P28">player can use hidding tool to change aspect, but must do outside alert zone</text:p>
            </text:list-item>
            <text:list-item>
              <text:p text:style-name="P28">player must NOT move while in hidding</text:p>
            </text:list-item>
            <text:list-item>
              <text:p text:style-name="P28">after inspector looking timer, return to scouting</text:p>
            </text:list-item>
          </text:list>
        </text:list-item>
        <text:list-item>
          <text:p text:style-name="P29">Multiple character choice :</text:p>
          <text:list>
            <text:list-item>
              <text:p text:style-name="P29">basic cop</text:p>
            </text:list-item>
            <text:list-item>
              <text:p text:style-name="P29">son of PD chef</text:p>
            </text:list-item>
            <text:list-item>
              <text:p text:style-name="P29">sneaky bastard</text:p>
            </text:list-item>
          </text:list>
        </text:list-item>
      </text:list>
      <text:p text:style-name="P30"/>
      <text:p text:style-name="P30"/>
      <text:p text:style-name="P30">Scope :</text:p>
      <text:list text:style-name="L6">
        <text:list-item>
          <text:p text:style-name="P31"><text:soft-page-break/>Set project on itch.io</text:p>
        </text:list-item>
        <text:list-item>
          <text:p text:style-name="P32">Game structure :</text:p>
          <text:list>
            <text:list-item>
              <text:p text:style-name="P32">start splash screens</text:p>
            </text:list-item>
            <text:list-item>
              <text:p text:style-name="P32">main menu</text:p>
            </text:list-item>
            <text:list-item>
              <text:p text:style-name="P33">new mission menu</text:p>
              <text:list>
                <text:list-item>
                  <text:p text:style-name="P34">phone conversation</text:p>
                </text:list-item>
                <text:list-item>
                  <text:p text:style-name="P34">shop</text:p>
                </text:list-item>
              </text:list>
            </text:list-item>
            <text:list-item>
              <text:p text:style-name="P35">change scene</text:p>
            </text:list-item>
            <text:list-item>
              <text:p text:style-name="P32">victory condition &gt; next mission</text:p>
            </text:list-item>
            <text:list-item>
              <text:p text:style-name="P32">defeat &gt; return menu/quit</text:p>
            </text:list-item>
          </text:list>
        </text:list-item>
        <text:list-item>
          <text:p text:style-name="P36">Main menu :</text:p>
          <text:list>
            <text:list-item>
              <text:p text:style-name="P36">theme splash of blood, then wipe to display button</text:p>
            </text:list-item>
            <text:list-item>
              <text:p text:style-name="P37">panel assets and overall aspect</text:p>
            </text:list-item>
          </text:list>
        </text:list-item>
        <text:list-item>
          <text:p text:style-name="P38">Map :</text:p>
          <text:list>
            <text:list-item>
              <text:p text:style-name="P38">pixel art, top down, indoors, crime scene</text:p>
            </text:list-item>
          </text:list>
        </text:list-item>
        <text:list-item>
          <text:p text:style-name="P39">player : 2D control</text:p>
          <text:list>
            <text:list-item>
              <text:p text:style-name="P40">movement : zqsd + mouse</text:p>
            </text:list-item>
            <text:list-item>
              <text:p text:style-name="P40">cleaning action with circular <text:span text:style-name="T10">timer</text:span></text:p>
            </text:list-item>
            <text:list-item>
              <text:p text:style-name="P41">hand+wipe cursor</text:p>
            </text:list-item>
            <text:list-item>
              <text:p text:style-name="P42">cleaning zone with dotted border</text:p>
            </text:list-item>
          </text:list>
        </text:list-item>
        <text:list-item>
          <text:p text:style-name="P43">Shop for cleaning tools :</text:p>
          <text:list>
            <text:list-item>
              <text:p text:style-name="P44">shop UI</text:p>
            </text:list-item>
            <text:list-item>
              <text:p text:style-name="P44">shop item<text:span text:style-name="T11">s</text:span></text:p>
            </text:list-item>
            <text:list-item>
              <text:p text:style-name="P45">Inventory UI</text:p>
            </text:list-item>
          </text:list>
        </text:list-item>
        <text:list-item>
          <text:p text:style-name="P46">HUD</text:p>
        </text:list-item>
        <text:list-item>
          <text:p text:style-name="P47">Tutorial</text:p>
        </text:list-item>
        <text:list-item>
          <text:p text:style-name="P48">NPC : 2 types</text:p>
          <text:list>
            <text:list-item>
              <text:p text:style-name="P48">investigators with detection areas</text:p>
            </text:list-item>
            <text:list-item>
              <text:p text:style-name="P49"><text:span text:style-name="T7">forensic scientist</text:span><text:span text:style-name="T12">s : idl, to hide dirty cleaning cloth, some are undercover inspectors</text:span></text:p>
            </text:list-item>
          </text:list>
        </text:list-item>
        <text:list-item>
          <text:p text:style-name="P50">Animations :</text:p>
          <text:list>
            <text:list-item>
              <text:p text:style-name="P50">forensics idle</text:p>
            </text:list-item>
            <text:list-item>
              <text:p text:style-name="P50">forensics-inspector – reveal</text:p>
            </text:list-item>
            <text:list-item>
              <text:p text:style-name="P51"><text:soft-page-break/>player movements</text:p>
            </text:list-item>
            <text:list-item>
              <text:p text:style-name="P51">inspectors movements</text:p>
            </text:list-item>
            <text:list-item>
              <text:p text:style-name="P51">inspector catching</text:p>
            </text:list-item>
          </text:list>
        </text:list-item>
        <text:list-item>
          <text:p text:style-name="P52">Art Design :</text:p>
          <text:list>
            <text:list-item>
              <text:p text:style-name="P52">UI</text:p>
            </text:list-item>
            <text:list-item>
              <text:p text:style-name="P52">Title</text:p>
            </text:list-item>
            <text:list-item>
              <text:p text:style-name="P52">House – all assets</text:p>
            </text:list-item>
            <text:list-item>
              <text:p text:style-name="P52">Crime items</text:p>
            </text:list-item>
            <text:list-item>
              <text:p text:style-name="P52">Animations</text:p>
            </text:list-item>
            <text:list-item>
              <text:p text:style-name="P52">Dialogues</text:p>
            </text:list-item>
            <text:list-item>
              <text:p text:style-name="P52">shop</text:p>
            </text:list-item>
            <text:list-item>
              <text:p text:style-name="P52">HUD</text:p>
            </text:list-item>
            <text:list-item>
              <text:p text:style-name="P52"/>
            </text:list-item>
          </text:list>
        </text:list-item>
        <text:list-item>
          <text:p text:style-name="P53">scripts :</text:p>
          <text:list>
            <text:list-item>
              <text:p text:style-name="P54">scene management</text:p>
            </text:list-item>
            <text:list-item>
              <text:p text:style-name="P53">tilemaplayer</text:p>
            </text:list-item>
            <text:list-item>
              <text:p text:style-name="P53">utilities</text:p>
            </text:list-item>
            <text:list-item>
              <text:p text:style-name="P53">event bus</text:p>
            </text:list-item>
            <text:list-item>
              <text:p text:style-name="P53">player control</text:p>
            </text:list-item>
            <text:list-item>
              <text:p text:style-name="P55">inspector detection</text:p>
            </text:list-item>
            <text:list-item>
              <text:p text:style-name="P56">cleaning zone</text:p>
            </text:list-item>
          </text:list>
        </text:list-item>
        <text:list-item>
          <text:p text:style-name="P57">Levels :</text:p>
          <text:list>
            <text:list-item>
              <text:p text:style-name="P57">living room</text:p>
            </text:list-item>
            <text:list-item>
              <text:p text:style-name="P57">basement (mafia)</text:p>
            </text:list-item>
            <text:list-item>
              <text:p text:style-name="P57">cultists (church)</text:p>
            </text:list-item>
            <text:list-item>
              <text:p text:style-name="P57">garden</text:p>
            </text:list-item>
          </text:list>
        </text:list-item>
      </text:list>
      <text:p text:style-name="P58"/>
      <text:p text:style-name="P59">Issues to solve :</text:p>
      <text:list text:style-name="L7">
        <text:list-item>
          <text:p text:style-name="P60">..</text:p>
        </text:list-item>
      </text:list>
      <text:p text:style-name="P61"/>
      <text:p text:style-name="P61"/>
      <text:p text:style-name="P61"/>
      <text:p text:style-name="P62"><text:soft-page-break/>Acknowledgements :</text:p>
      <text:list text:style-name="L8">
        <text:list-item>
          <text:p text:style-name="P63"><text:span text:style-name="T13">highlight shader : </text:span>kostilus , <text:a xlink:type="simple" xlink:href="https://godotshaders.com/shader/2d-highlight-improved/" text:style-name="Internet_20_link" text:visited-style-name="Visited_20_Internet_20_Link">https://godotshaders.com/shader/2d-highlight-improved/</text:a></text:p>
        </text:list-item>
        <text:list-item>
          <text:p text:style-name="P64">assets : </text:p>
          <text:list>
            <text:list-item>
              <text:p text:style-name="P65">UI</text:p>
            </text:list-item>
            <text:list-item>
              <text:p text:style-name="P66"><text:span text:style-name="T14">Map : </text:span>LimeZu - <text:span text:style-name="T14">Itch</text:span></text:p>
            </text:list-item>
            <text:list-item>
              <text:p text:style-name="P67">SFX : JDSherbert,</text:p>
            </text:list-item>
            <text:list-item>
              <text:p text:style-name="P68"><text:span text:style-name="T15">Font : </text:span>Nimble Beasts</text:p>
            </text:list-item>
          </text:list>
        </text:list-item>
        <text:list-item>
          <text:p text:style-name="P69">all the tutorial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5T10:28:48.696000000</meta:creation-date>
    <dc:date>2025-02-20T21:37:58.163000000</dc:date>
    <meta:editing-duration>P1DT5H16M20S</meta:editing-duration>
    <meta:editing-cycles>75</meta:editing-cycles>
    <meta:generator>LibreOffice/24.8.0.3$Windows_X86_64 LibreOffice_project/0bdf1299c94fe897b119f97f3c613e9dca6be583</meta:generator>
    <meta:document-statistic meta:table-count="0" meta:image-count="0" meta:object-count="0" meta:page-count="5" meta:paragraph-count="122" meta:word-count="722" meta:character-count="3801" meta:non-whitespace-character-count="3294"/>
  </office:meta>
</office:document-meta>
</file>